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581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shapes>
          <draw:frame draw:z-index="0" draw:style-name="gr1" draw:text-style-name="P1" svg:width="16.009cm" svg:height="9.006cm" svg:x="20.395cm" svg:y="11.365cm">
            <draw:object draw:notify-on-update-of-ranges="'AUV Data'.L1:'AUV Data'.L1 'AUV Data'.N2:'AUV Data'.N16 'AUV Data'.L2:'AUV Data'.L16 'AUV Data'.L17:'AUV Data'.L22 'AUV Data'.N17:'AUV Data'.N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1572" calcext:value-type="float">
            <text:p>1.001572</text:p>
          </table:table-cell>
          <table:table-cell office:value-type="float" office:value="123.6" calcext:value-type="float">
            <text:p>123.6</text:p>
          </table:table-cell>
          <table:table-cell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*[.F2]" office:value-type="float" office:value="17674800" calcext:value-type="float">
            <text:p>176748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173813" calcext:value-type="float">
            <text:p>1.0173813</text:p>
          </table:table-cell>
          <table:table-cell office:value-type="float" office:value="127.08" calcext:value-type="float">
            <text:p>127.08</text:p>
          </table:table-cell>
          <table:table-cell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*[.F3]" office:value-type="float" office:value="18172440" calcext:value-type="float">
            <text:p>181724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6074" calcext:value-type="float">
            <text:p>1.26074</text:p>
          </table:table-cell>
          <table:table-cell office:value-type="float" office:value="156" calcext:value-type="float">
            <text:p>156</text:p>
          </table:table-cell>
          <table:table-cell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*[.F4]" office:value-type="float" office:value="22308000" calcext:value-type="float">
            <text:p>22308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778348" calcext:value-type="float">
            <text:p>1.4778348</text:p>
          </table:table-cell>
          <table:table-cell office:value-type="float" office:value="186.36" calcext:value-type="float">
            <text:p>186.36</text:p>
          </table:table-cell>
          <table:table-cell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*[.F5]" office:value-type="float" office:value="26649480" calcext:value-type="float">
            <text:p>2664948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636046" calcext:value-type="float">
            <text:p>1.8636046</text:p>
          </table:table-cell>
          <table:table-cell office:value-type="float" office:value="229.98" calcext:value-type="float">
            <text:p>229.98</text:p>
          </table:table-cell>
          <table:table-cell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*[.F6]" office:value-type="float" office:value="32887140" calcext:value-type="float">
            <text:p>328871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[.H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7]/1000" office:value-type="float" office:value="0.65" calcext:value-type="float">
            <text:p>0.65</text:p>
          </table:table-cell>
          <table:table-cell table:formula="of:=([.C7]*[.G7])/0.000001" office:value-type="float" office:value="4500000" calcext:value-type="float">
            <text:p>4500000</text:p>
          </table:table-cell>
          <table:table-cell table:formula="of:=[.G7]/([.I7]*[.K7])" office:value-type="float" office:value="0.802675585284281" calcext:value-type="float">
            <text:p>0.802675585284281</text:p>
          </table:table-cell>
          <table:table-cell table:formula="of:=[.L7]/[.M7]*[.F7]" office:value-type="float" office:value="11212500" calcext:value-type="float">
            <text:p>112125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73.75" calcext:value-type="float">
            <text:p>173.75</text:p>
          </table:table-cell>
          <table:table-cell table:formula="of:=[.H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8]/1000" office:value-type="float" office:value="0.65" calcext:value-type="float">
            <text:p>0.65</text:p>
          </table:table-cell>
          <table:table-cell table:formula="of:=([.C8]*[.G8])/0.000001" office:value-type="float" office:value="6750000" calcext:value-type="float">
            <text:p>6750000</text:p>
          </table:table-cell>
          <table:table-cell table:formula="of:=[.G8]/([.I8]*[.K8])" office:value-type="float" office:value="0.796900940785833" calcext:value-type="float">
            <text:p>0.796900940785833</text:p>
          </table:table-cell>
          <table:table-cell table:formula="of:=[.L8]/[.M8]*[.F8]" office:value-type="float" office:value="16940625" calcext:value-type="float">
            <text:p>16940625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formula="of:=[.H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9]/1000" office:value-type="float" office:value="0.65" calcext:value-type="float">
            <text:p>0.65</text:p>
          </table:table-cell>
          <table:table-cell table:formula="of:=([.C9]*[.G9])/0.000001" office:value-type="float" office:value="9000000" calcext:value-type="float">
            <text:p>9000000</text:p>
          </table:table-cell>
          <table:table-cell table:formula="of:=[.G9]/([.I9]*[.K9])" office:value-type="float" office:value="0.850762141084722" calcext:value-type="float">
            <text:p>0.850762141084722</text:p>
          </table:table-cell>
          <table:table-cell table:formula="of:=[.L9]/[.M9]*[.F9]" office:value-type="float" office:value="21157500" calcext:value-type="float">
            <text:p>211575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table:formula="of:=[.H1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10]/1000" office:value-type="float" office:value="0.65" calcext:value-type="float">
            <text:p>0.65</text:p>
          </table:table-cell>
          <table:table-cell table:formula="of:=([.C10]*[.G10])/0.000001" office:value-type="float" office:value="11250000" calcext:value-type="float">
            <text:p>11250000</text:p>
          </table:table-cell>
          <table:table-cell table:formula="of:=[.G10]/([.I10]*[.K10])" office:value-type="float" office:value="0.839160839160839" calcext:value-type="float">
            <text:p>0.839160839160839</text:p>
          </table:table-cell>
          <table:table-cell table:formula="of:=[.L10]/[.M10]*[.F10]" office:value-type="float" office:value="26812500" calcext:value-type="float">
            <text:p>26812500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155.143674125175" calcext:value-type="float">
            <text:p>155.143674125175</text:p>
          </table:table-cell>
          <table:table-cell table:formula="of:=[.H11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1245000" calcext:value-type="float">
            <text:p>11245000</text:p>
          </table:table-cell>
          <table:table-cell table:formula="of:=[.G11]/([.I11]*[.K11])" office:value-type="float" office:value="0.955796071750064" calcext:value-type="float">
            <text:p>0.955796071750064</text:p>
          </table:table-cell>
          <table:table-cell table:formula="of:=[.L11]/[.M11]*[.F11]" office:value-type="float" office:value="35295185.8634773" calcext:value-type="float">
            <text:p>35295185.8634773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165.122719893038" calcext:value-type="float">
            <text:p>165.122719893038</text:p>
          </table:table-cell>
          <table:table-cell table:formula="of:=[.H12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2155000" calcext:value-type="float">
            <text:p>12155000</text:p>
          </table:table-cell>
          <table:table-cell table:formula="of:=[.G12]/([.I12]*[.K12])" office:value-type="float" office:value="0.970706601669007" calcext:value-type="float">
            <text:p>0.970706601669007</text:p>
          </table:table-cell>
          <table:table-cell table:formula="of:=[.L12]/[.M12]*[.F12]" office:value-type="float" office:value="37565418.7756661" calcext:value-type="float">
            <text:p>37565418.7756661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5.063677271119" calcext:value-type="float">
            <text:p>175.063677271119</text:p>
          </table:table-cell>
          <table:table-cell table:formula="of:=[.H13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3]/1000" office:value-type="float" office:value="0.7" calcext:value-type="float">
            <text:p>0.7</text:p>
          </table:table-cell>
          <table:table-cell table:formula="of:=([.C13]*[.G13])/0.000001" office:value-type="float" office:value="13000000" calcext:value-type="float">
            <text:p>13000000</text:p>
          </table:table-cell>
          <table:table-cell table:formula="of:=[.G13]/([.I13]*[.K13])" office:value-type="float" office:value="0.979235522187062" calcext:value-type="float">
            <text:p>0.979235522187062</text:p>
          </table:table-cell>
          <table:table-cell table:formula="of:=[.L13]/[.M13]*[.F13]" office:value-type="float" office:value="39826986.5791796" calcext:value-type="float">
            <text:p>39826986.5791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4]*60" office:value-type="float" office:value="149.876352009592" calcext:value-type="float">
            <text:p>149.876352009592</text:p>
          </table:table-cell>
          <table:table-cell table:style-name="Default"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14]/1000" office:value-type="float" office:value="0.7" calcext:value-type="float">
            <text:p>0.7</text:p>
          </table:table-cell>
          <table:table-cell table:formula="of:=([.C14]*[.G14])/0.000001" office:value-type="float" office:value="6800000" calcext:value-type="float">
            <text:p>6800000</text:p>
          </table:table-cell>
          <table:table-cell table:formula="of:=[.G14]/([.I14]*[.K14])" office:value-type="float" office:value="0.5719" calcext:value-type="float">
            <text:p>0.5719</text:p>
          </table:table-cell>
          <table:table-cell table:formula="of:=[.L14]/[.M14]*[.F14]" office:value-type="float" office:value="23780381.185522" calcext:value-type="float">
            <text:p>23780381.185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I15]*60" office:value-type="float" office:value="223.563603845294" calcext:value-type="float">
            <text:p>223.563603845294</text:p>
          </table:table-cell>
          <table:table-cell table:style-name="Default"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15]/1000" office:value-type="float" office:value="0.7" calcext:value-type="float">
            <text:p>0.7</text:p>
          </table:table-cell>
          <table:table-cell table:formula="of:=([.C15]*[.G15])/0.000001" office:value-type="float" office:value="10200000" calcext:value-type="float">
            <text:p>10200000</text:p>
          </table:table-cell>
          <table:table-cell table:formula="of:=[.G15]/([.I15]*[.K15])" office:value-type="float" office:value="0.575100000000001" calcext:value-type="float">
            <text:p>0.575100000000001</text:p>
          </table:table-cell>
          <table:table-cell table:formula="of:=[.L15]/[.M15]*[.F15]" office:value-type="float" office:value="35472091.8101199" calcext:value-type="float">
            <text:p>35472091.8101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16]*60" office:value-type="float" office:value="293.99514908004" calcext:value-type="float">
            <text:p>293.99514908004</text:p>
          </table:table-cell>
          <table:table-cell table:style-name="Default"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16]/1000" office:value-type="float" office:value="0.7" calcext:value-type="float">
            <text:p>0.7</text:p>
          </table:table-cell>
          <table:table-cell table:formula="of:=([.C16]*[.G16])/0.000001" office:value-type="float" office:value="13600000" calcext:value-type="float">
            <text:p>13600000</text:p>
          </table:table-cell>
          <table:table-cell table:formula="of:=[.G16]/([.I16]*[.K16])" office:value-type="float" office:value="0.5831" calcext:value-type="float">
            <text:p>0.5831</text:p>
          </table:table-cell>
          <table:table-cell table:formula="of:=[.L16]/[.M16]*[.F16]" office:value-type="float" office:value="46647230.3206997" calcext:value-type="float">
            <text:p>46647230.3206997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8193901485535" calcext:value-type="float">
            <text:p>0.488193901485535</text:p>
          </table:table-cell>
          <table:table-cell table:style-name="Default" office:value-type="float" office:value="394.827060758278" calcext:value-type="float">
            <text:p>394.827060758278</text:p>
          </table:table-cell>
          <table:table-cell table:style-name="Default" table:formula="of:=[.H17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7]/1000" office:value-type="float" office:value="0.56" calcext:value-type="float">
            <text:p>0.56</text:p>
          </table:table-cell>
          <table:table-cell table:formula="of:=([.C17]*[.G17])/0.000001" office:value-type="float" office:value="2099233.7763878" calcext:value-type="float">
            <text:p>2099233.7763878</text:p>
          </table:table-cell>
          <table:table-cell table:formula="of:=[.G17]/([.I17]*[.K17])" office:value-type="float" office:value="0.132479494552431" calcext:value-type="float">
            <text:p>0.132479494552431</text:p>
          </table:table-cell>
          <table:table-cell table:formula="of:=[.L17]/[.M17]*[.F17]" office:value-type="float" office:value="63382904.1537289" calcext:value-type="float">
            <text:p>63382904.1537289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9507427677873" calcext:value-type="float">
            <text:p>0.769507427677873</text:p>
          </table:table-cell>
          <table:table-cell table:style-name="Default" office:value-type="float" office:value="601.057216049665" calcext:value-type="float">
            <text:p>601.057216049665</text:p>
          </table:table-cell>
          <table:table-cell table:style-name="Default" table:formula="of:=[.H18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8]/1000" office:value-type="float" office:value="0.56" calcext:value-type="float">
            <text:p>0.56</text:p>
          </table:table-cell>
          <table:table-cell table:formula="of:=([.C18]*[.G18])/0.000001" office:value-type="float" office:value="3308881.93901485" calcext:value-type="float">
            <text:p>3308881.93901485</text:p>
          </table:table-cell>
          <table:table-cell table:formula="of:=[.G18]/([.I18]*[.K18])" office:value-type="float" office:value="0.137170342843443" calcext:value-type="float">
            <text:p>0.137170342843443</text:p>
          </table:table-cell>
          <table:table-cell table:formula="of:=[.L18]/[.M18]*[.F18]" office:value-type="float" office:value="96489718.4165062" calcext:value-type="float">
            <text:p>96489718.416506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06724003127443" calcext:value-type="float">
            <text:p>0.806724003127443</text:p>
          </table:table-cell>
          <table:table-cell table:style-name="Default" office:value-type="float" office:value="598.665870849833" calcext:value-type="float">
            <text:p>598.665870849833</text:p>
          </table:table-cell>
          <table:table-cell table:style-name="Default" table:formula="of:=[.H19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19]/1000" office:value-type="float" office:value="0.56" calcext:value-type="float">
            <text:p>0.56</text:p>
          </table:table-cell>
          <table:table-cell table:formula="of:=([.C19]*[.G19])/0.000001" office:value-type="float" office:value="3468913.213448" calcext:value-type="float">
            <text:p>3468913.213448</text:p>
          </table:table-cell>
          <table:table-cell table:formula="of:=[.G19]/([.I19]*[.K19])" office:value-type="float" office:value="0.144378891180316" calcext:value-type="float">
            <text:p>0.144378891180316</text:p>
          </table:table-cell>
          <table:table-cell table:formula="of:=[.L19]/[.M19]*[.F19]" office:value-type="float" office:value="96105827.8004265" calcext:value-type="float">
            <text:p>96105827.8004265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573885848319" calcext:value-type="float">
            <text:p>1.0573885848319</text:p>
          </table:table-cell>
          <table:table-cell table:style-name="Default" office:value-type="float" office:value="804.814237461747" calcext:value-type="float">
            <text:p>804.814237461747</text:p>
          </table:table-cell>
          <table:table-cell table:style-name="Default" table:formula="of:=[.H20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0]/1000" office:value-type="float" office:value="0.56" calcext:value-type="float">
            <text:p>0.56</text:p>
          </table:table-cell>
          <table:table-cell table:formula="of:=([.C20]*[.G20])/0.000001" office:value-type="float" office:value="4546770.91477717" calcext:value-type="float">
            <text:p>4546770.91477717</text:p>
          </table:table-cell>
          <table:table-cell table:formula="of:=[.G20]/([.I20]*[.K20])" office:value-type="float" office:value="0.140767432800935" calcext:value-type="float">
            <text:p>0.140767432800935</text:p>
          </table:table-cell>
          <table:table-cell table:formula="of:=[.L20]/[.M20]*[.F20]" office:value-type="float" office:value="129199512.253859" calcext:value-type="float">
            <text:p>129199512.253859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7380766223612" calcext:value-type="float">
            <text:p>1.07380766223612</text:p>
          </table:table-cell>
          <table:table-cell table:style-name="Default" office:value-type="float" office:value="799.876732775937" calcext:value-type="float">
            <text:p>799.876732775937</text:p>
          </table:table-cell>
          <table:table-cell table:style-name="Default" table:formula="of:=[.H21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4617372.94761532" calcext:value-type="float">
            <text:p>4617372.94761532</text:p>
          </table:table-cell>
          <table:table-cell table:formula="of:=[.G21]/([.I21]*[.K21])" office:value-type="float" office:value="0.143835688974964" calcext:value-type="float">
            <text:p>0.143835688974964</text:p>
          </table:table-cell>
          <table:table-cell table:formula="of:=[.L21]/[.M21]*[.F21]" office:value-type="float" office:value="128406878.168297" calcext:value-type="float">
            <text:p>128406878.168297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0805316653636" calcext:value-type="float">
            <text:p>1.30805316653636</text:p>
          </table:table-cell>
          <table:table-cell table:style-name="Default" office:value-type="float" office:value="994.773313911768" calcext:value-type="float">
            <text:p>994.773313911768</text:p>
          </table:table-cell>
          <table:table-cell table:style-name="Default" table:formula="of:=[.H22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5624628.61610635" calcext:value-type="float">
            <text:p>5624628.61610635</text:p>
          </table:table-cell>
          <table:table-cell table:formula="of:=[.G22]/([.I22]*[.K22])" office:value-type="float" office:value="0.140884914781598" calcext:value-type="float">
            <text:p>0.140884914781598</text:p>
          </table:table-cell>
          <table:table-cell table:formula="of:=[.L22]/[.M22]*[.F22]" office:value-type="float" office:value="159694275.993303" calcext:value-type="float">
            <text:p>159694275.993303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N2:'AUV Data'.N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0:35:47.101259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1:42:52.992000000</meta:creation-date>
    <meta:generator>LibreOffice/7.2.5.2.0$Linux_X86_64 LibreOffice_project/20$Build-2</meta:generator>
    <dc:date>2022-03-09T12:17:47.083106190</dc:date>
    <meta:editing-duration>PT8H12M21S</meta:editing-duration>
    <meta:editing-cycles>133</meta:editing-cycles>
    <meta:document-statistic meta:table-count="1" meta:cell-count="3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legend chart:legend-position="end" svg:x="12.643cm" svg:y="3.443cm" style:legend-expansion="high" chart:style-name="ch2"/>
        <chart:plot-area chart:style-name="ch3" table:cell-range-address="'AUV Data'.L1:'AUV Data'.L22 'AUV Data'.N2:'AUV Data'.N16" chart:data-source-has-labels="row" svg:x="0.32cm" svg:y="0.18cm" svg:width="12.003cm" svg:height="8.647cm">
          <chart:coordinate-region svg:x="2.264cm" svg:y="0.384cm" svg:width="9.117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UV Data'.L2:'AUV Data'.L16" loext:label-string="jw_1" chart:class="chart:scatter">
            <chart:domain table:cell-range-address="'AUV Data'.N2:'AUV Data'.N16"/>
            <chart:regression-curve chart:style-name="ch8">
              <chart:equation chart:display-equation="true" chart:display-r-square="true" svg:x="5.546cm" svg:y="1.313cm"/>
            </chart:regression-curve>
            <chart:data-point chart:repeated="12"/>
            <chart:data-point chart:style-name="ch9"/>
            <chart:data-point chart:repeated="2"/>
          </chart:series>
          <chart:series chart:style-name="ch10" chart:values-cell-range-address="'AUV Data'.L17:'AUV Data'.L22" loext:label-string="jw_2" chart:class="chart:scatter">
            <chart:domain table:cell-range-address="'AUV Data'.N17:'AUV Data'.N22"/>
            <chart:regression-curve chart:style-name="ch11">
              <chart:equation chart:display-equation="true" chart:display-r-square="true" svg:x="7.767cm" svg:y="6.469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jw_1</text:p>
              </table:table-cell>
              <table:table-cell office:value-type="string">
                <text:p>Column N</text:p>
              </table:table-cell>
              <table:table-cell office:value-type="string">
                <text:p>jw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674800">
                <text:p>17674800</text:p>
                <draw:g>
                  <svg:desc>'AUV Data'.N2:'AUV Data'.N16</svg:desc>
                </draw:g>
              </table:table-cell>
              <table:table-cell office:value-type="float" office:value="6610375.2">
                <text:p>6610375.2</text:p>
                <draw:g>
                  <svg:desc>'AUV Data'.L2:'AUV Data'.L16</svg:desc>
                </draw:g>
              </table:table-cell>
              <table:table-cell office:value-type="float" office:value="63382904.1537289">
                <text:p>63382904.1537289</text:p>
                <draw:g>
                  <svg:desc>'AUV Data'.N17:'AUV Data'.N22</svg:desc>
                </draw:g>
              </table:table-cell>
              <table:table-cell office:value-type="float" office:value="2099233.7763878">
                <text:p>2099233.7763878</text:p>
                <draw:g>
                  <svg:desc>'AUV Data'.L17:'AUV Data'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72440">
                <text:p>18172440</text:p>
              </table:table-cell>
              <table:table-cell office:value-type="float" office:value="6714716.58">
                <text:p>6714716.58</text:p>
              </table:table-cell>
              <table:table-cell office:value-type="float" office:value="96489718.4165062">
                <text:p>96489718.4165062</text:p>
              </table:table-cell>
              <table:table-cell office:value-type="float" office:value="3308881.93901485">
                <text:p>3308881.93901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08000">
                <text:p>22308000</text:p>
              </table:table-cell>
              <table:table-cell office:value-type="float" office:value="8320884">
                <text:p>8320884</text:p>
              </table:table-cell>
              <table:table-cell office:value-type="float" office:value="96105827.8004265">
                <text:p>96105827.8004265</text:p>
              </table:table-cell>
              <table:table-cell office:value-type="float" office:value="3468913.213448">
                <text:p>3468913.213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49480">
                <text:p>26649480</text:p>
              </table:table-cell>
              <table:table-cell office:value-type="float" office:value="9753709.68">
                <text:p>9753709.68</text:p>
              </table:table-cell>
              <table:table-cell office:value-type="float" office:value="129199512.253859">
                <text:p>129199512.253859</text:p>
              </table:table-cell>
              <table:table-cell office:value-type="float" office:value="4546770.91477717">
                <text:p>4546770.91477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87140">
                <text:p>32887140</text:p>
              </table:table-cell>
              <table:table-cell office:value-type="float" office:value="12299790.36">
                <text:p>12299790.36</text:p>
              </table:table-cell>
              <table:table-cell office:value-type="float" office:value="128406878.168297">
                <text:p>128406878.168297</text:p>
              </table:table-cell>
              <table:table-cell office:value-type="float" office:value="4617372.94761532">
                <text:p>4617372.94761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12500">
                <text:p>11212500</text:p>
              </table:table-cell>
              <table:table-cell office:value-type="float" office:value="4500000">
                <text:p>4500000</text:p>
              </table:table-cell>
              <table:table-cell office:value-type="float" office:value="159694275.993303">
                <text:p>159694275.993303</text:p>
              </table:table-cell>
              <table:table-cell office:value-type="float" office:value="5624628.61610635">
                <text:p>5624628.61610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40625">
                <text:p>16940625</text:p>
              </table:table-cell>
              <table:table-cell office:value-type="float" office:value="6750000">
                <text:p>67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57500">
                <text:p>21157500</text:p>
              </table:table-cell>
              <table:table-cell office:value-type="float" office:value="9000000">
                <text:p>9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812500">
                <text:p>26812500</text:p>
              </table:table-cell>
              <table:table-cell office:value-type="float" office:value="11250000">
                <text:p>11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295185.8634773">
                <text:p>35295185.8634773</text:p>
              </table:table-cell>
              <table:table-cell office:value-type="float" office:value="11245000">
                <text:p>112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65418.7756661">
                <text:p>37565418.7756661</text:p>
              </table:table-cell>
              <table:table-cell office:value-type="float" office:value="12155000">
                <text:p>12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826986.5791796">
                <text:p>39826986.5791796</text:p>
              </table:table-cell>
              <table:table-cell office:value-type="float" office:value="13000000">
                <text:p>13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80381.185522">
                <text:p>23780381.185522</text:p>
              </table:table-cell>
              <table:table-cell office:value-type="float" office:value="6800000">
                <text:p>68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472091.8101199">
                <text:p>35472091.8101199</text:p>
              </table:table-cell>
              <table:table-cell office:value-type="float" office:value="10200000">
                <text:p>10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47230.3206997">
                <text:p>46647230.3206997</text:p>
              </table:table-cell>
              <table:table-cell office:value-type="float" office:value="13600000">
                <text:p>13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